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1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7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7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7">Looked for articles/books on stage acting. Had difficulty. Will continue to search and ask Stephen for assistance.</text:p>
            <text:p text:style-name="P7"/>
            <text:p text:style-name="P7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7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7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7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7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7">Created “Main” Screen design</text:p>
            <text:p text:style-name="P7"/>
            <text:p text:style-name="P7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7">Partly created Options Screen and completed Home Screen.</text:p>
            <text:p text:style-name="P7"/>
            <text:p text:style-name="P7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>29/09/12</text:p>
          </table:table-cell>
          <table:table-cell table:style-name="Log.A2" office:value-type="string">
            <text:p text:style-name="P7">Made progress on Options Screen. Page select now updates based on Act select. Configurations added as well with helpful popups to guide user.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ext:soft-page-break/>
        <table:table-row>
          <table:table-cell table:style-name="Log.A12" office:value-type="date" office:date-value="2012-09-30">
            <text:p text:style-name="P6">30/09/12</text:p>
          </table:table-cell>
          <table:table-cell table:style-name="Log.A2" office:value-type="string">
            <text:p text:style-name="P7">Stats Screen created with limited functionality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02/10/12</text:p>
          </table:table-cell>
          <table:table-cell table:style-name="Log.A2" office:value-type="string">
            <text:p text:style-name="P7">Made some changes based on advice from meeting.</text:p>
            <text:p text:style-name="P7"/>
            <text:p text:style-name="P7">Also started development of Main Screen</text:p>
          </table:table-cell>
          <table:table-cell table:style-name="Log.C2" office:value-type="string">
            <text:p text:style-name="P6"/>
            <text:p text:style-name="P6"/>
            <text:p text:style-name="P6">4 hour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3M27S</meta:editing-duration>
    <meta:editing-cycles>27</meta:editing-cycles>
    <meta:generator>OpenOffice.org/3.3$Win32 OpenOffice.org_project/330m20$Build-9567</meta:generator>
    <dc:date>2012-10-03T01:13:59.55</dc:date>
    <dc:creator>Daniel Muir</dc:creator>
    <meta:document-statistic meta:table-count="1" meta:image-count="0" meta:object-count="0" meta:page-count="2" meta:paragraph-count="44" meta:word-count="276" meta:character-count="1641"/>
    <meta:user-defined meta:name="Info 1"/>
    <meta:user-defined meta:name="Info 2"/>
    <meta:user-defined meta:name="Info 3"/>
    <meta:user-defined meta:name="Info 4"/>
  </office:meta>
</office:document-meta>
</file>